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lue Highway" svg:font-family="'Blue Highw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Blue Highway" fo:font-size="11pt" officeooo:rsid="000ca4e0" officeooo:paragraph-rsid="000ff1c2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fo:color="#333333" style:font-name="Blue Highway" fo:font-size="11pt" officeooo:rsid="002e075a" officeooo:paragraph-rsid="002e075a" style:font-size-asian="11pt" style:font-size-complex="11pt"/>
    </style:style>
    <style:style style:name="P3" style:family="paragraph" style:parent-style-name="Standard">
      <style:text-properties fo:color="#333333" style:font-name="Blue Highway" fo:font-size="11pt" officeooo:rsid="002e1974" officeooo:paragraph-rsid="002e1974" style:font-size-asian="11pt" style:font-size-complex="11pt"/>
    </style:style>
    <style:style style:name="P4" style:family="paragraph" style:parent-style-name="Standard">
      <style:text-properties fo:color="#333333" style:font-name="Blue Highway" fo:font-size="11pt" officeooo:rsid="002e78a4" officeooo:paragraph-rsid="002e78a4" style:font-size-asian="11pt" style:font-size-complex="11pt"/>
    </style:style>
    <style:style style:name="P5" style:family="paragraph" style:parent-style-name="Text_20_body">
      <style:paragraph-properties fo:margin-left="2.4618in" fo:margin-right="0in" fo:text-align="start" style:justify-single-word="false" fo:text-indent="0in" style:auto-text-indent="false"/>
      <style:text-properties fo:color="#333333" fo:font-size="36pt" fo:text-shadow="1pt 1pt" officeooo:paragraph-rsid="00216772" style:font-size-asian="36pt" style:font-size-complex="36pt" style:font-relief="engraved" style:shadow="none"/>
    </style:style>
    <style:style style:name="P6" style:family="paragraph" style:parent-style-name="Text_20_body">
      <style:paragraph-properties fo:margin-left="2.4618in" fo:margin-right="0in" fo:text-align="start" style:justify-single-word="false" fo:text-indent="0in" style:auto-text-indent="false"/>
      <style:text-properties fo:color="#333333" style:font-name="Blue Highway" fo:font-size="24pt" fo:text-shadow="1pt 1pt" officeooo:rsid="00052fc3" officeooo:paragraph-rsid="00216772" style:font-size-asian="21pt" style:font-size-complex="24pt" style:font-relief="engraved" style:shadow="none"/>
    </style:style>
    <style:style style:name="P7" style:family="paragraph" style:parent-style-name="Title">
      <style:paragraph-properties fo:margin-left="2.4618in" fo:margin-right="0in" fo:text-align="start" style:justify-single-word="false" fo:text-indent="0in" style:auto-text-indent="false"/>
      <style:text-properties fo:color="#333333" fo:font-size="36pt" fo:text-shadow="1pt 1pt" officeooo:paragraph-rsid="002e075a" style:font-size-asian="36pt" style:font-size-complex="36pt" style:font-relief="engraved" style:shadow="none"/>
    </style:style>
    <style:style style:name="P8" style:family="paragraph" style:parent-style-name="Title">
      <style:paragraph-properties fo:margin-left="2.4618in" fo:margin-right="0in" fo:text-align="start" style:justify-single-word="false" fo:text-indent="0in" style:auto-text-indent="false"/>
      <style:text-properties fo:color="#333333" fo:font-size="36pt" fo:text-shadow="1pt 1pt" officeooo:rsid="003f0460" officeooo:paragraph-rsid="003f0460" style:font-size-asian="36pt" style:font-size-complex="36pt" style:font-relief="engraved" style:shadow="none"/>
    </style:style>
    <style:style style:name="P9" style:family="paragraph" style:parent-style-name="Table_20_Contents">
      <style:text-properties fo:color="#333333" style:font-name="Blue Highway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fo:color="#333333" style:font-name="Blue Highway" fo:font-size="11pt" officeooo:rsid="00125101" officeooo:paragraph-rsid="00125101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fo:color="#333333" style:font-name="Blue Highway" fo:font-size="11pt" officeooo:rsid="002064b5" officeooo:paragraph-rsid="002064b5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333333" style:font-name="Blue Highway" fo:font-size="11pt" officeooo:rsid="003629d3" officeooo:paragraph-rsid="003629d3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color="#333333" style:font-name="Blue Highway" fo:font-size="11pt" officeooo:rsid="0013f2da" officeooo:paragraph-rsid="0013f2da" style:font-size-asian="11pt" style:font-size-complex="11pt"/>
    </style:style>
    <style:style style:name="P14" style:family="paragraph" style:parent-style-name="Standard" style:list-style-name="L1">
      <style:text-properties fo:color="#333333" style:font-name="Blue Highway" fo:font-size="11pt" officeooo:rsid="003f0460" officeooo:paragraph-rsid="003f0460" style:font-size-asian="11pt" style:font-size-complex="11pt"/>
    </style:style>
    <style:style style:name="P15" style:family="paragraph" style:parent-style-name="Standard" style:list-style-name="L1">
      <style:text-properties fo:color="#333333" style:font-name="Blue Highway" fo:font-size="11pt" officeooo:rsid="003f60cc" officeooo:paragraph-rsid="003f60cc" style:font-size-asian="11pt" style:font-size-complex="11pt"/>
    </style:style>
    <style:style style:name="P16" style:family="paragraph" style:parent-style-name="Standard" style:list-style-name="L2">
      <style:text-properties fo:color="#333333" style:font-name="Blue Highway" fo:font-size="11pt" officeooo:rsid="003f60cc" officeooo:paragraph-rsid="003f60cc" style:font-size-asian="11pt" style:font-size-complex="11pt"/>
    </style:style>
    <style:style style:name="P17" style:family="paragraph" style:parent-style-name="Standard" style:list-style-name="L3">
      <style:text-properties fo:color="#333333" style:font-name="Blue Highway" fo:font-size="11pt" officeooo:rsid="003fe986" officeooo:paragraph-rsid="003fe986" style:font-size-asian="11pt" style:font-size-complex="11pt"/>
    </style:style>
    <style:style style:name="P18" style:family="paragraph" style:parent-style-name="Standard">
      <style:text-properties fo:color="#333333" style:font-name="Blue Highway" fo:font-size="11pt" officeooo:rsid="000ca4e0" officeooo:paragraph-rsid="002e78a4" style:font-size-asian="11pt" style:font-size-complex="11pt"/>
    </style:style>
    <style:style style:name="P19" style:family="paragraph" style:parent-style-name="Table_20_Contents">
      <style:text-properties fo:color="#333333" style:font-name="Blue Highway" fo:font-size="11pt" style:font-size-asian="11pt" style:font-size-complex="11pt"/>
    </style:style>
    <style:style style:name="P20" style:family="paragraph" style:parent-style-name="Table_20_Contents" style:list-style-name="L4">
      <style:text-properties fo:color="#333333" style:font-name="Blue Highway" fo:font-size="11pt" officeooo:rsid="0043e94d" officeooo:paragraph-rsid="0043e94d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fo:color="#333333" style:font-name="Blue Highway" fo:font-size="11pt" officeooo:rsid="0013f2da" officeooo:paragraph-rsid="0013f2da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color="#333333" style:font-name="Blue Highway" fo:font-size="11pt" officeooo:rsid="002064b5" officeooo:paragraph-rsid="002064b5" style:font-size-asian="11pt" style:font-size-complex="11pt"/>
    </style:style>
    <style:style style:name="P23" style:family="paragraph" style:parent-style-name="Title">
      <style:paragraph-properties fo:margin-left="2.4618in" fo:margin-right="0in" fo:text-align="start" style:justify-single-word="false" fo:text-indent="0in" style:auto-text-indent="false"/>
      <style:text-properties fo:color="#333333" fo:font-size="36pt" fo:text-shadow="1pt 1pt" officeooo:rsid="00484ea5" officeooo:paragraph-rsid="00484ea5" style:font-size-asian="36pt" style:font-size-complex="36pt" style:font-relief="engraved" style:shadow="none"/>
    </style:style>
    <style:style style:name="P24" style:family="paragraph" style:parent-style-name="Heading_20_1">
      <style:text-properties fo:color="#333333" style:font-name="Blue Highway" fo:font-size="18.2000007629395pt" officeooo:rsid="00485a89" officeooo:paragraph-rsid="00485a89" style:font-size-asian="18.2000007629395pt" style:font-size-complex="18.2000007629395pt" style:font-weight-complex="600" style:font-relief="engraved"/>
    </style:style>
    <style:style style:name="P25" style:family="paragraph" style:parent-style-name="Heading_20_2">
      <style:text-properties fo:color="#333333" style:font-name="Blue Highway"/>
    </style:style>
    <style:style style:name="P26" style:family="paragraph" style:parent-style-name="Heading_20_2">
      <style:text-properties fo:color="#333333" style:font-name="Blue Highway" style:font-relief="engraved"/>
    </style:style>
    <style:style style:name="P27" style:family="paragraph" style:parent-style-name="Heading_20_2">
      <style:text-properties fo:color="#333333" style:font-name="Blue Highway" officeooo:rsid="002e34c0" officeooo:paragraph-rsid="002e34c0" style:font-relief="engraved"/>
    </style:style>
    <style:style style:name="P28" style:family="paragraph" style:parent-style-name="Heading_20_2">
      <style:text-properties fo:color="#333333" style:font-name="Blue Highway" officeooo:rsid="002e34c0" officeooo:paragraph-rsid="002e34c0"/>
    </style:style>
    <style:style style:name="P29" style:family="paragraph" style:parent-style-name="Heading_20_2">
      <style:paragraph-properties fo:text-align="end" style:justify-single-word="false"/>
      <style:text-properties fo:color="#333333" style:font-name="Blue Highway" fo:font-size="16pt" officeooo:rsid="0037355f" officeooo:paragraph-rsid="003b9149" style:font-size-asian="16pt" style:font-size-complex="16pt"/>
    </style:style>
    <style:style style:name="P30" style:family="paragraph" style:parent-style-name="Heading_20_2">
      <style:text-properties fo:color="#333333" style:font-name="Blue Highway" fo:font-size="11pt" officeooo:rsid="003f60cc" officeooo:paragraph-rsid="003f0460" style:font-size-asian="11pt" style:font-size-complex="11pt"/>
    </style:style>
    <style:style style:name="P31" style:family="paragraph" style:parent-style-name="Heading_20_2">
      <style:text-properties fo:color="#333333" style:font-name="Blue Highway" fo:font-size="11pt" officeooo:rsid="003f60cc" officeooo:paragraph-rsid="003f60cc" style:font-size-asian="11pt" style:font-size-complex="11pt"/>
    </style:style>
    <style:style style:name="P32" style:family="paragraph" style:parent-style-name="Heading_20_2">
      <style:text-properties fo:color="#333333" style:font-name="Blue Highway" fo:font-size="11pt" officeooo:rsid="003fe986" officeooo:paragraph-rsid="003f60cc" style:font-size-asian="11pt" style:font-size-complex="11pt"/>
    </style:style>
    <style:style style:name="P33" style:family="paragraph" style:parent-style-name="Heading_20_2">
      <style:text-properties fo:color="#333333" style:font-name="Blue Highway" fo:font-size="11pt" officeooo:rsid="0043e94d" officeooo:paragraph-rsid="00426b33" style:font-size-asian="11pt" style:font-size-complex="11pt"/>
    </style:style>
    <style:style style:name="P34" style:family="paragraph" style:parent-style-name="Heading_20_3">
      <style:text-properties style:font-name="Blue Highway"/>
    </style:style>
    <style:style style:name="P35" style:family="paragraph" style:parent-style-name="Heading_20_3">
      <style:paragraph-properties fo:text-align="end" style:justify-single-word="false"/>
      <style:text-properties style:font-name="Blue Highway"/>
    </style:style>
    <style:style style:name="P36" style:family="paragraph">
      <style:paragraph-properties fo:text-align="center"/>
    </style:style>
    <style:style style:name="T1" style:family="text">
      <style:text-properties fo:font-size="32pt" officeooo:rsid="002e075a" style:font-size-asian="32pt" style:font-size-complex="32pt"/>
    </style:style>
    <style:style style:name="T2" style:family="text">
      <style:text-properties fo:font-size="32pt" officeooo:rsid="00484ea5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216772" style:font-size-asian="28pt" style:font-size-complex="28pt"/>
    </style:style>
    <style:style style:name="T5" style:family="text">
      <style:text-properties officeooo:rsid="00284923"/>
    </style:style>
    <style:style style:name="T6" style:family="text">
      <style:text-properties fo:font-weight="bold" officeooo:rsid="002064b5" style:font-weight-asian="bold" style:font-weight-complex="bold" style:font-relief="engraved"/>
    </style:style>
    <style:style style:name="T7" style:family="text">
      <style:text-properties fo:font-weight="bold" officeooo:rsid="00284923" style:font-weight-asian="bold" style:font-weight-complex="bold" style:font-relief="engraved"/>
    </style:style>
    <style:style style:name="T8" style:family="text">
      <style:text-properties fo:font-weight="bold" officeooo:rsid="0044e6db" style:font-weight-asian="bold" style:font-weight-complex="bold" style:font-relief="engraved"/>
    </style:style>
    <style:style style:name="T9" style:family="text">
      <style:text-properties fo:font-weight="bold" officeooo:rsid="0046864a" style:font-weight-asian="bold" style:font-weight-complex="bold" style:font-relief="engraved"/>
    </style:style>
    <style:style style:name="T10" style:family="text">
      <style:text-properties officeooo:rsid="0032ed99"/>
    </style:style>
    <style:style style:name="T11" style:family="text">
      <style:text-properties officeooo:rsid="003a928d"/>
    </style:style>
    <style:style style:name="T12" style:family="text">
      <style:text-properties style:font-relief="engraved"/>
    </style:style>
    <style:style style:name="T13" style:family="text">
      <style:text-properties officeooo:rsid="003f0460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3f0460"/>
    </style:style>
    <style:style style:name="T16" style:family="text">
      <style:text-properties officeooo:rsid="003f60cc"/>
    </style:style>
    <style:style style:name="T17" style:family="text">
      <style:text-properties officeooo:rsid="003fe986"/>
    </style:style>
    <style:style style:name="T18" style:family="text">
      <style:text-properties officeooo:rsid="00408ab3"/>
    </style:style>
    <style:style style:name="T19" style:family="text">
      <style:text-properties officeooo:rsid="0044e6db"/>
    </style:style>
    <style:style style:name="T20" style:family="text">
      <style:text-properties officeooo:rsid="00484ea5"/>
    </style:style>
    <style:style style:name="T21" style:family="text">
      <style:text-properties officeooo:rsid="0048f97b"/>
    </style:style>
    <style:style style:name="T22" style:family="text">
      <style:text-properties officeooo:rsid="0049c2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333333" draw:marker-start-width="0.261in" draw:marker-end-width="0.261in" svg:stroke-opacity="70%" draw:fill="solid" draw:fill-color="#333333" draw:textarea-horizontal-align="center" draw:textarea-vertical-align="middle" fo:padding-top="0.0201in" fo:padding-bottom="0.0201in" fo:padding-left="0.0201in" fo:padding-right="0.0201in" draw:shadow="visible" draw:shadow-offset-x="0.0201in" draw:shadow-offset-y="0.0201in" draw:shadow-color="#999999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line text:anchor-type="paragraph" draw:z-index="0" draw:style-name="gr1" draw:text-style-name="P36" svg:x1="2.2126in" svg:y1="0.2744in" svg:x2="2.2126in" svg:y2="3.078in"><text:p/></draw:line><text:span text:style-name="T2">iCOMMS</text:span><text:span text:style-name="T1"> </text:span><text:s/></text:p>
      <text:p text:style-name="P8"><text:span text:style-name="T20">Establishing Brand Identity</text:span></text:p>
      <text:p text:style-name="P23"><text:span text:style-name="T4">M</text:span><text:span text:style-name="T3">oodboard &amp; Conceptualization</text:span></text:p>
      <text:p text:style-name="P5"/>
      <text:p text:style-name="P6"><draw:line text:anchor-type="paragraph" draw:z-index="1" draw:style-name="gr1" draw:text-style-name="P36" svg:x1="2.2126in" svg:y1="0.0661in" svg:x2="2.2126in" svg:y2="0.8295in"><text:p/></draw:line>by<text:line-break/>Lyndon Daniels</text:p>
      <text:p text:style-name="P6"/>
      <text:p text:style-name="P6"><draw:line text:anchor-type="paragraph" draw:z-index="2" draw:style-name="gr1" draw:text-style-name="P36" svg:x1="2.2126in" svg:y1="0.0717in" svg:x2="2.2126in" svg:y2="1.4953in"><text:p/></draw:line>Contact</text:p>
      <text:p text:style-name="P6"><text:a xlink:type="simple" xlink:href="mailto:daniels.lyndon@gmail.com">daniels.lyndon@gmail.com</text:a></text:p>
      <text:p text:style-name="P6">0790580570</text:p>
      <text:p text:style-name="P6"/>
      <text:p text:style-name="P6"/>
      <text:p text:style-name="P6"/>
      <text:p text:style-name="P2"><text:span text:style-name="T20">07 May</text:span> 2015</text:p>
      <text:h text:style-name="P24" text:outline-level="1"><text:soft-page-break/>Conceptualizing a Brand Identity </text:h>
      <text:h text:style-name="P25" text:outline-level="2"/>
      <text:h text:style-name="P26" text:outline-level="2">Abstract</text:h>
      <text:p text:style-name="P3">This document<text:span text:style-name="T21">ation</text:span> addresses <text:span text:style-name="T21">the conceptualization phase of the iCOMMS re-branding project by discussing Brand Identity and proposing a direction through a moodboard. </text:span></text:p>
      <text:h text:style-name="P25" text:outline-level="2"/>
      <text:h text:style-name="P26" text:outline-level="2">Licensing</text:h>
      <text:p text:style-name="P3">All <text:span text:style-name="T13">S</text:span>ource <text:span text:style-name="T13">M</text:span>edia generated from the project will be licensed to iCOMMS via <text:span text:style-name="T22">the applicable content creator</text:span> under a MIT <text:span text:style-name="T11">license</text:span> <text:span text:style-name="T11">and available in a public GitHub repository</text:span>. Finalized output <text:span text:style-name="T13">(as distinguished from Source Media) </text:span>will be the property of iCOMMS only.</text:p>
      <text:h text:style-name="P28" text:outline-level="2"/>
      <text:h text:style-name="P27" text:outline-level="2">Deliverables and Output</text:h>
      <text:p text:style-name="P4">Deliverables <text:span text:style-name="T13">for the 1</text:span><text:span text:style-name="T15">st</text:span><text:span text:style-name="T13"> Phase </text:span>include <text:span text:style-name="T13">a signed APK Android Mobile App for distribution within Mobile App Store/s and Documentation of the App's proposed 2</text:span><text:span text:style-name="T15">nd</text:span><text:span text:style-name="T13"> Phase of development.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lue Highway" svg:font-family="'Blue Highwa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ndon daniels</meta:initial-creator>
    <meta:creation-date>2014-12-09T10:50:56.281803679</meta:creation-date>
    <dc:date>2015-05-07T12:53:44.157457080</dc:date>
    <dc:creator>lyndon daniels</dc:creator>
    <meta:editing-duration>P1DT8H48M18S</meta:editing-duration>
    <meta:editing-cycles>37</meta:editing-cycles>
    <meta:generator>LibreOffice/4.2.8.2$Linux_X86_64 LibreOffice_project/420m0$Build-2</meta:generator>
    <meta:document-statistic meta:table-count="0" meta:image-count="0" meta:object-count="0" meta:page-count="2" meta:paragraph-count="15" meta:word-count="117" meta:character-count="814" meta:non-whitespace-character-count="707"/>
  </office:meta>
</office:document-meta>
</file>